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984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diomicsClinical_performance" table:style-name="ta1">
        <table:shapes>
          <draw:frame draw:z-index="0" draw:style-name="gr1" draw:text-style-name="P1" svg:width="9.7886in" svg:height="5.5087in" svg:x="0.061in" svg:y="0.5752in">
            <draw:object draw:notify-on-update-of-ranges="RadiomicsClinical_performance.A1:RadiomicsClinical_performance.A1 RadiomicsClinical_performance.B1:RadiomicsClinical_performance.BI1 RadiomicsClinical_performance.A2:RadiomicsClinical_performance.A2 RadiomicsClinical_performance.B2:RadiomicsClinical_performance.BI2 RadiomicsClinical_performance.A1:RadiomicsClinical_performance.A1 RadiomicsClinical_performance.B1:RadiomicsClinical_performance.BI1 RadiomicsClinical_performance.A3:RadiomicsClinical_performance.A3 RadiomicsClinical_performance.B3:RadiomicsClinical_performance.BI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float" office:value="0.52" calcext:value-type="float">
            <text:p>0.52</text:p>
          </table:table-cell>
          <table:table-cell office:value-type="float" office:value="0.521" calcext:value-type="float">
            <text:p>0.521</text:p>
          </table:table-cell>
          <table:table-cell office:value-type="float" office:value="0.522" calcext:value-type="float">
            <text:p>0.52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4" calcext:value-type="float">
            <text:p>0.524</text:p>
          </table:table-cell>
          <table:table-cell office:value-type="float" office:value="0.525" calcext:value-type="float">
            <text:p>0.525</text:p>
          </table:table-cell>
          <table:table-cell office:value-type="float" office:value="0.526" calcext:value-type="float">
            <text:p>0.526</text:p>
          </table:table-cell>
          <table:table-cell office:value-type="float" office:value="0.527" calcext:value-type="float">
            <text:p>0.527</text:p>
          </table:table-cell>
          <table:table-cell office:value-type="float" office:value="0.528" calcext:value-type="float">
            <text:p>0.528</text:p>
          </table:table-cell>
          <table:table-cell office:value-type="float" office:value="0.529" calcext:value-type="float">
            <text:p>0.529</text:p>
          </table:table-cell>
          <table:table-cell office:value-type="float" office:value="0.53" calcext:value-type="float">
            <text:p>0.53</text:p>
          </table:table-cell>
          <table:table-cell office:value-type="float" office:value="0.531" calcext:value-type="float">
            <text:p>0.531</text:p>
          </table:table-cell>
          <table:table-cell office:value-type="float" office:value="0.532" calcext:value-type="float">
            <text:p>0.532</text:p>
          </table:table-cell>
          <table:table-cell office:value-type="float" office:value="0.533" calcext:value-type="float">
            <text:p>0.533</text:p>
          </table:table-cell>
          <table:table-cell office:value-type="float" office:value="0.534" calcext:value-type="float">
            <text:p>0.534</text:p>
          </table:table-cell>
          <table:table-cell office:value-type="float" office:value="0.535" calcext:value-type="float">
            <text:p>0.535</text:p>
          </table:table-cell>
          <table:table-cell office:value-type="float" office:value="0.536" calcext:value-type="float">
            <text:p>0.536</text:p>
          </table:table-cell>
          <table:table-cell office:value-type="float" office:value="0.537" calcext:value-type="float">
            <text:p>0.537</text:p>
          </table:table-cell>
          <table:table-cell office:value-type="float" office:value="0.538" calcext:value-type="float">
            <text:p>0.538</text:p>
          </table:table-cell>
          <table:table-cell office:value-type="float" office:value="0.539" calcext:value-type="float">
            <text:p>0.539</text:p>
          </table:table-cell>
          <table:table-cell office:value-type="float" office:value="0.54" calcext:value-type="float">
            <text:p>0.54</text:p>
          </table:table-cell>
          <table:table-cell office:value-type="float" office:value="0.541" calcext:value-type="float">
            <text:p>0.541</text:p>
          </table:table-cell>
          <table:table-cell office:value-type="float" office:value="0.542" calcext:value-type="float">
            <text:p>0.542</text:p>
          </table:table-cell>
          <table:table-cell office:value-type="float" office:value="0.543" calcext:value-type="float">
            <text:p>0.543</text:p>
          </table:table-cell>
          <table:table-cell office:value-type="float" office:value="0.544" calcext:value-type="float">
            <text:p>0.544</text:p>
          </table:table-cell>
          <table:table-cell office:value-type="float" office:value="0.545" calcext:value-type="float">
            <text:p>0.545</text:p>
          </table:table-cell>
          <table:table-cell office:value-type="float" office:value="0.546" calcext:value-type="float">
            <text:p>0.546</text:p>
          </table:table-cell>
          <table:table-cell office:value-type="float" office:value="0.547" calcext:value-type="float">
            <text:p>0.547</text:p>
          </table:table-cell>
          <table:table-cell office:value-type="float" office:value="0.548" calcext:value-type="float">
            <text:p>0.548</text:p>
          </table:table-cell>
          <table:table-cell office:value-type="float" office:value="0.549" calcext:value-type="float">
            <text:p>0.549</text:p>
          </table:table-cell>
          <table:table-cell office:value-type="float" office:value="0.55" calcext:value-type="float">
            <text:p>0.55</text:p>
          </table:table-cell>
          <table:table-cell office:value-type="float" office:value="0.551" calcext:value-type="float">
            <text:p>0.551</text:p>
          </table:table-cell>
          <table:table-cell office:value-type="float" office:value="0.552" calcext:value-type="float">
            <text:p>0.552</text:p>
          </table:table-cell>
          <table:table-cell office:value-type="float" office:value="0.553" calcext:value-type="float">
            <text:p>0.553</text:p>
          </table:table-cell>
          <table:table-cell office:value-type="float" office:value="0.554" calcext:value-type="float">
            <text:p>0.554</text:p>
          </table:table-cell>
          <table:table-cell office:value-type="float" office:value="0.555" calcext:value-type="float">
            <text:p>0.555</text:p>
          </table:table-cell>
          <table:table-cell office:value-type="float" office:value="0.556" calcext:value-type="float">
            <text:p>0.556</text:p>
          </table:table-cell>
          <table:table-cell office:value-type="float" office:value="0.557" calcext:value-type="float">
            <text:p>0.557</text:p>
          </table:table-cell>
          <table:table-cell office:value-type="float" office:value="0.558" calcext:value-type="float">
            <text:p>0.558</text:p>
          </table:table-cell>
          <table:table-cell office:value-type="float" office:value="0.559" calcext:value-type="float">
            <text:p>0.559</text:p>
          </table:table-cell>
          <table:table-cell office:value-type="float" office:value="0.56" calcext:value-type="float">
            <text:p>0.56</text:p>
          </table:table-cell>
          <table:table-cell office:value-type="float" office:value="0.561" calcext:value-type="float">
            <text:p>0.561</text:p>
          </table:table-cell>
          <table:table-cell office:value-type="float" office:value="0.562" calcext:value-type="float">
            <text:p>0.562</text:p>
          </table:table-cell>
          <table:table-cell office:value-type="float" office:value="0.563" calcext:value-type="float">
            <text:p>0.563</text:p>
          </table:table-cell>
          <table:table-cell office:value-type="float" office:value="0.564" calcext:value-type="float">
            <text:p>0.564</text:p>
          </table:table-cell>
          <table:table-cell office:value-type="float" office:value="0.565" calcext:value-type="float">
            <text:p>0.565</text:p>
          </table:table-cell>
          <table:table-cell office:value-type="float" office:value="0.566" calcext:value-type="float">
            <text:p>0.566</text:p>
          </table:table-cell>
          <table:table-cell office:value-type="float" office:value="0.567" calcext:value-type="float">
            <text:p>0.567</text:p>
          </table:table-cell>
          <table:table-cell office:value-type="float" office:value="0.568" calcext:value-type="float">
            <text:p>0.568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" calcext:value-type="float">
            <text:p>0.57</text:p>
          </table:table-cell>
          <table:table-cell office:value-type="float" office:value="0.571" calcext:value-type="float">
            <text:p>0.571</text:p>
          </table:table-cell>
          <table:table-cell office:value-type="float" office:value="0.572" calcext:value-type="float">
            <text:p>0.572</text:p>
          </table:table-cell>
          <table:table-cell office:value-type="float" office:value="0.573" calcext:value-type="float">
            <text:p>0.573</text:p>
          </table:table-cell>
          <table:table-cell office:value-type="float" office:value="0.574" calcext:value-type="float">
            <text:p>0.574</text:p>
          </table:table-cell>
          <table:table-cell office:value-type="float" office:value="0.575" calcext:value-type="float">
            <text:p>0.575</text:p>
          </table:table-cell>
          <table:table-cell office:value-type="float" office:value="0.576" calcext:value-type="float">
            <text:p>0.576</text:p>
          </table:table-cell>
          <table:table-cell office:value-type="float" office:value="0.577" calcext:value-type="float">
            <text:p>0.577</text:p>
          </table:table-cell>
          <table:table-cell office:value-type="float" office:value="0.578" calcext:value-type="float">
            <text:p>0.578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string" calcext:value-type="string">
            <text:p>FastSurvivalSVM(max_iter=3 <text:s/>optimizer='avltree')</text:p>
          </table:table-cell>
          <table:table-cell office:value-type="float" office:value="0.45403095127414" calcext:value-type="float">
            <text:p>0.45403095127414</text:p>
          </table:table-cell>
          <table:table-cell office:value-type="float" office:value="0.453961842773794" calcext:value-type="float">
            <text:p>0.453961842773794</text:p>
          </table:table-cell>
          <table:table-cell office:value-type="float" office:value="0.456926701006371" calcext:value-type="float">
            <text:p>0.456926701006371</text:p>
          </table:table-cell>
          <table:table-cell office:value-type="float" office:value="0.473272693627859" calcext:value-type="float">
            <text:p>0.473272693627859</text:p>
          </table:table-cell>
          <table:table-cell office:value-type="float" office:value="0.473390926474058" calcext:value-type="float">
            <text:p>0.473390926474058</text:p>
          </table:table-cell>
          <table:table-cell office:value-type="float" office:value="0.474502424542303" calcext:value-type="float">
            <text:p>0.474502424542303</text:p>
          </table:table-cell>
          <table:table-cell office:value-type="float" office:value="0.475144385199905" calcext:value-type="float">
            <text:p>0.475144385199905</text:p>
          </table:table-cell>
          <table:table-cell office:value-type="float" office:value="0.469547712890672" calcext:value-type="float">
            <text:p>0.469547712890672</text:p>
          </table:table-cell>
          <table:table-cell office:value-type="float" office:value="0.470854209072697" calcext:value-type="float">
            <text:p>0.470854209072697</text:p>
          </table:table-cell>
          <table:table-cell office:value-type="float" office:value="0.478010203997244" calcext:value-type="float">
            <text:p>0.478010203997244</text:p>
          </table:table-cell>
          <table:table-cell office:value-type="float" office:value="0.478776927778613" calcext:value-type="float">
            <text:p>0.478776927778613</text:p>
          </table:table-cell>
          <table:table-cell office:value-type="float" office:value="0.478773104530451" calcext:value-type="float">
            <text:p>0.478773104530451</text:p>
          </table:table-cell>
          <table:table-cell office:value-type="float" office:value="0.466276699274779" calcext:value-type="float">
            <text:p>0.466276699274779</text:p>
          </table:table-cell>
          <table:table-cell office:value-type="float" office:value="0.428000385499699" calcext:value-type="float">
            <text:p>0.428000385499699</text:p>
          </table:table-cell>
          <table:table-cell office:value-type="float" office:value="0.428069494000044" calcext:value-type="float">
            <text:p>0.428069494000044</text:p>
          </table:table-cell>
          <table:table-cell office:value-type="float" office:value="0.428829687503845" calcext:value-type="float">
            <text:p>0.428829687503845</text:p>
          </table:table-cell>
          <table:table-cell office:value-type="float" office:value="0.419002711488383" calcext:value-type="float">
            <text:p>0.419002711488383</text:p>
          </table:table-cell>
          <table:table-cell office:value-type="float" office:value="0.418833205376302" calcext:value-type="float">
            <text:p>0.418833205376302</text:p>
          </table:table-cell>
          <table:table-cell office:value-type="float" office:value="0.420588660752883" calcext:value-type="float">
            <text:p>0.420588660752883</text:p>
          </table:table-cell>
          <table:table-cell office:value-type="float" office:value="0.421106974505475" calcext:value-type="float">
            <text:p>0.421106974505475</text:p>
          </table:table-cell>
          <table:table-cell office:value-type="float" office:value="0.420381335251847" calcext:value-type="float">
            <text:p>0.420381335251847</text:p>
          </table:table-cell>
          <table:table-cell office:value-type="float" office:value="0.422731024263595" calcext:value-type="float">
            <text:p>0.422731024263595</text:p>
          </table:table-cell>
          <table:table-cell office:value-type="float" office:value="0.434237589571128" calcext:value-type="float">
            <text:p>0.434237589571128</text:p>
          </table:table-cell>
          <table:table-cell table:number-columns-repeated="2" office:value-type="float" office:value="0.434272143821301" calcext:value-type="float">
            <text:p>0.434272143821301</text:p>
          </table:table-cell>
          <table:table-cell office:value-type="float" office:value="0.42784433152937" calcext:value-type="float">
            <text:p>0.42784433152937</text:p>
          </table:table-cell>
          <table:table-cell office:value-type="float" office:value="0.42275294771736" calcext:value-type="float">
            <text:p>0.42275294771736</text:p>
          </table:table-cell>
          <table:table-cell office:value-type="float" office:value="0.422687673565924" calcext:value-type="float">
            <text:p>0.422687673565924</text:p>
          </table:table-cell>
          <table:table-cell office:value-type="float" office:value="0.42213480556316" calcext:value-type="float">
            <text:p>0.42213480556316</text:p>
          </table:table-cell>
          <table:table-cell table:number-columns-repeated="2" office:value-type="float" office:value="0.423378758569379" calcext:value-type="float">
            <text:p>0.423378758569379</text:p>
          </table:table-cell>
          <table:table-cell office:value-type="float" office:value="0.42847014238139" calcext:value-type="float">
            <text:p>0.42847014238139</text:p>
          </table:table-cell>
          <table:table-cell office:value-type="float" office:value="0.42181026176046" calcext:value-type="float">
            <text:p>0.42181026176046</text:p>
          </table:table-cell>
          <table:table-cell office:value-type="float" office:value="0.434513831811452" calcext:value-type="float">
            <text:p>0.434513831811452</text:p>
          </table:table-cell>
          <table:table-cell table:number-columns-repeated="2" office:value-type="float" office:value="0.434582940311798" calcext:value-type="float">
            <text:p>0.434582940311798</text:p>
          </table:table-cell>
          <table:table-cell office:value-type="float" office:value="0.447008675794404" calcext:value-type="float">
            <text:p>0.447008675794404</text:p>
          </table:table-cell>
          <table:table-cell office:value-type="float" office:value="0.442729519856396" calcext:value-type="float">
            <text:p>0.442729519856396</text:p>
          </table:table-cell>
          <table:table-cell office:value-type="float" office:value="0.441376106759312" calcext:value-type="float">
            <text:p>0.441376106759312</text:p>
          </table:table-cell>
          <table:table-cell office:value-type="float" office:value="0.492214382489254" calcext:value-type="float">
            <text:p>0.492214382489254</text:p>
          </table:table-cell>
          <table:table-cell table:number-columns-repeated="2" office:value-type="float" office:value="0.492248936739427" calcext:value-type="float">
            <text:p>0.492248936739427</text:p>
          </table:table-cell>
          <table:table-cell office:value-type="float" office:value="0.49443232212202" calcext:value-type="float">
            <text:p>0.49443232212202</text:p>
          </table:table-cell>
          <table:table-cell office:value-type="float" office:value="0.494294105121329" calcext:value-type="float">
            <text:p>0.494294105121329</text:p>
          </table:table-cell>
          <table:table-cell office:value-type="float" office:value="0.489037534407937" calcext:value-type="float">
            <text:p>0.489037534407937</text:p>
          </table:table-cell>
          <table:table-cell office:value-type="float" office:value="0.481479329121208" calcext:value-type="float">
            <text:p>0.481479329121208</text:p>
          </table:table-cell>
          <table:table-cell office:value-type="float" office:value="0.483518964508816" calcext:value-type="float">
            <text:p>0.483518964508816</text:p>
          </table:table-cell>
          <table:table-cell office:value-type="float" office:value="0.469547600172848" calcext:value-type="float">
            <text:p>0.469547600172848</text:p>
          </table:table-cell>
          <table:table-cell office:value-type="float" office:value="0.468611036209467" calcext:value-type="float">
            <text:p>0.468611036209467</text:p>
          </table:table-cell>
          <table:table-cell office:value-type="float" office:value="0.467725222061968" calcext:value-type="float">
            <text:p>0.467725222061968</text:p>
          </table:table-cell>
          <table:table-cell office:value-type="float" office:value="0.475580999470302" calcext:value-type="float">
            <text:p>0.475580999470302</text:p>
          </table:table-cell>
          <table:table-cell office:value-type="float" office:value="0.471951462549151" calcext:value-type="float">
            <text:p>0.471951462549151</text:p>
          </table:table-cell>
          <table:table-cell office:value-type="float" office:value="0.472091911987353" calcext:value-type="float">
            <text:p>0.472091911987353</text:p>
          </table:table-cell>
          <table:table-cell office:value-type="float" office:value="0.472232361425555" calcext:value-type="float">
            <text:p>0.472232361425555</text:p>
          </table:table-cell>
          <table:table-cell office:value-type="float" office:value="0.473259058954092" calcext:value-type="float">
            <text:p>0.473259058954092</text:p>
          </table:table-cell>
          <table:table-cell office:value-type="float" office:value="0.439875264333499" calcext:value-type="float">
            <text:p>0.439875264333499</text:p>
          </table:table-cell>
          <table:table-cell office:value-type="float" office:value="0.443010536963443" calcext:value-type="float">
            <text:p>0.443010536963443</text:p>
          </table:table-cell>
          <table:table-cell office:value-type="float" office:value="0.443918350058294" calcext:value-type="float">
            <text:p>0.443918350058294</text:p>
          </table:table-cell>
          <table:table-cell office:value-type="float" office:value="0.437407104827056" calcext:value-type="float">
            <text:p>0.437407104827056</text:p>
          </table:table-cell>
          <table:table-cell office:value-type="float" office:value="0.423649672441898" calcext:value-type="float">
            <text:p>0.423649672441898</text:p>
          </table:table-cell>
        </table:table-row>
        <table:table-row table:style-name="ro1">
          <table:table-cell office:value-type="string" calcext:value-type="string">
            <text:p>BaggedIcareSurvival(n_jobs=-1)</text:p>
          </table:table-cell>
          <table:table-cell office:value-type="float" office:value="0.445816912912222" calcext:value-type="float">
            <text:p>0.445816912912222</text:p>
          </table:table-cell>
          <table:table-cell office:value-type="float" office:value="0.451385321852237" calcext:value-type="float">
            <text:p>0.451385321852237</text:p>
          </table:table-cell>
          <table:table-cell office:value-type="float" office:value="0.45220025775256" calcext:value-type="float">
            <text:p>0.45220025775256</text:p>
          </table:table-cell>
          <table:table-cell office:value-type="float" office:value="0.455371143309575" calcext:value-type="float">
            <text:p>0.455371143309575</text:p>
          </table:table-cell>
          <table:table-cell office:value-type="float" office:value="0.452349461024467" calcext:value-type="float">
            <text:p>0.452349461024467</text:p>
          </table:table-cell>
          <table:table-cell office:value-type="float" office:value="0.458116054803939" calcext:value-type="float">
            <text:p>0.458116054803939</text:p>
          </table:table-cell>
          <table:table-cell office:value-type="float" office:value="0.449732390161996" calcext:value-type="float">
            <text:p>0.449732390161996</text:p>
          </table:table-cell>
          <table:table-cell office:value-type="float" office:value="0.456845456180566" calcext:value-type="float">
            <text:p>0.456845456180566</text:p>
          </table:table-cell>
          <table:table-cell office:value-type="float" office:value="0.457113128575889" calcext:value-type="float">
            <text:p>0.457113128575889</text:p>
          </table:table-cell>
          <table:table-cell office:value-type="float" office:value="0.463147239654795" calcext:value-type="float">
            <text:p>0.463147239654795</text:p>
          </table:table-cell>
          <table:table-cell office:value-type="float" office:value="0.464154140718135" calcext:value-type="float">
            <text:p>0.464154140718135</text:p>
          </table:table-cell>
          <table:table-cell office:value-type="float" office:value="0.463360049362975" calcext:value-type="float">
            <text:p>0.463360049362975</text:p>
          </table:table-cell>
          <table:table-cell office:value-type="float" office:value="0.462197015899573" calcext:value-type="float">
            <text:p>0.462197015899573</text:p>
          </table:table-cell>
          <table:table-cell office:value-type="float" office:value="0.4631715831392" calcext:value-type="float">
            <text:p>0.4631715831392</text:p>
          </table:table-cell>
          <table:table-cell office:value-type="float" office:value="0.457899260656115" calcext:value-type="float">
            <text:p>0.457899260656115</text:p>
          </table:table-cell>
          <table:table-cell office:value-type="float" office:value="0.455674335601455" calcext:value-type="float">
            <text:p>0.455674335601455</text:p>
          </table:table-cell>
          <table:table-cell office:value-type="float" office:value="0.459163327404457" calcext:value-type="float">
            <text:p>0.459163327404457</text:p>
          </table:table-cell>
          <table:table-cell office:value-type="float" office:value="0.454077661773597" calcext:value-type="float">
            <text:p>0.454077661773597</text:p>
          </table:table-cell>
          <table:table-cell office:value-type="float" office:value="0.459113946456971" calcext:value-type="float">
            <text:p>0.459113946456971</text:p>
          </table:table-cell>
          <table:table-cell office:value-type="float" office:value="0.45548795644089" calcext:value-type="float">
            <text:p>0.45548795644089</text:p>
          </table:table-cell>
          <table:table-cell office:value-type="float" office:value="0.454453982472407" calcext:value-type="float">
            <text:p>0.454453982472407</text:p>
          </table:table-cell>
          <table:table-cell office:value-type="float" office:value="0.457502287874442" calcext:value-type="float">
            <text:p>0.457502287874442</text:p>
          </table:table-cell>
          <table:table-cell office:value-type="float" office:value="0.450754603652746" calcext:value-type="float">
            <text:p>0.450754603652746</text:p>
          </table:table-cell>
          <table:table-cell office:value-type="float" office:value="0.455996793144312" calcext:value-type="float">
            <text:p>0.455996793144312</text:p>
          </table:table-cell>
          <table:table-cell office:value-type="float" office:value="0.455466246217203" calcext:value-type="float">
            <text:p>0.455466246217203</text:p>
          </table:table-cell>
          <table:table-cell office:value-type="float" office:value="0.447218418578285" calcext:value-type="float">
            <text:p>0.447218418578285</text:p>
          </table:table-cell>
          <table:table-cell office:value-type="float" office:value="0.442444057412883" calcext:value-type="float">
            <text:p>0.442444057412883</text:p>
          </table:table-cell>
          <table:table-cell office:value-type="float" office:value="0.442725787958196" calcext:value-type="float">
            <text:p>0.442725787958196</text:p>
          </table:table-cell>
          <table:table-cell office:value-type="float" office:value="0.442633813229994" calcext:value-type="float">
            <text:p>0.442633813229994</text:p>
          </table:table-cell>
          <table:table-cell office:value-type="float" office:value="0.446272416573882" calcext:value-type="float">
            <text:p>0.446272416573882</text:p>
          </table:table-cell>
          <table:table-cell office:value-type="float" office:value="0.437437032728927" calcext:value-type="float">
            <text:p>0.437437032728927</text:p>
          </table:table-cell>
          <table:table-cell office:value-type="float" office:value="0.443165994247628" calcext:value-type="float">
            <text:p>0.443165994247628</text:p>
          </table:table-cell>
          <table:table-cell office:value-type="float" office:value="0.441536588261014" calcext:value-type="float">
            <text:p>0.441536588261014</text:p>
          </table:table-cell>
          <table:table-cell office:value-type="float" office:value="0.442387379041367" calcext:value-type="float">
            <text:p>0.442387379041367</text:p>
          </table:table-cell>
          <table:table-cell office:value-type="float" office:value="0.449302050024681" calcext:value-type="float">
            <text:p>0.449302050024681</text:p>
          </table:table-cell>
          <table:table-cell office:value-type="float" office:value="0.441886362517468" calcext:value-type="float">
            <text:p>0.441886362517468</text:p>
          </table:table-cell>
          <table:table-cell office:value-type="float" office:value="0.445977434814647" calcext:value-type="float">
            <text:p>0.445977434814647</text:p>
          </table:table-cell>
          <table:table-cell office:value-type="float" office:value="0.430839380447583" calcext:value-type="float">
            <text:p>0.430839380447583</text:p>
          </table:table-cell>
          <table:table-cell office:value-type="float" office:value="0.434248565816902" calcext:value-type="float">
            <text:p>0.434248565816902</text:p>
          </table:table-cell>
          <table:table-cell office:value-type="float" office:value="0.433522805580925" calcext:value-type="float">
            <text:p>0.433522805580925</text:p>
          </table:table-cell>
          <table:table-cell office:value-type="float" office:value="0.434884883441372" calcext:value-type="float">
            <text:p>0.434884883441372</text:p>
          </table:table-cell>
          <table:table-cell office:value-type="float" office:value="0.429508167939343" calcext:value-type="float">
            <text:p>0.429508167939343</text:p>
          </table:table-cell>
          <table:table-cell office:value-type="float" office:value="0.433630429851925" calcext:value-type="float">
            <text:p>0.433630429851925</text:p>
          </table:table-cell>
          <table:table-cell office:value-type="float" office:value="0.425213624721377" calcext:value-type="float">
            <text:p>0.425213624721377</text:p>
          </table:table-cell>
          <table:table-cell office:value-type="float" office:value="0.423687876844133" calcext:value-type="float">
            <text:p>0.423687876844133</text:p>
          </table:table-cell>
          <table:table-cell office:value-type="float" office:value="0.422051546416089" calcext:value-type="float">
            <text:p>0.422051546416089</text:p>
          </table:table-cell>
          <table:table-cell office:value-type="float" office:value="0.41934413935179" calcext:value-type="float">
            <text:p>0.41934413935179</text:p>
          </table:table-cell>
          <table:table-cell office:value-type="float" office:value="0.411751325119933" calcext:value-type="float">
            <text:p>0.411751325119933</text:p>
          </table:table-cell>
          <table:table-cell office:value-type="float" office:value="0.411477333946208" calcext:value-type="float">
            <text:p>0.411477333946208</text:p>
          </table:table-cell>
          <table:table-cell office:value-type="float" office:value="0.412951871708593" calcext:value-type="float">
            <text:p>0.412951871708593</text:p>
          </table:table-cell>
          <table:table-cell office:value-type="float" office:value="0.41365675224738" calcext:value-type="float">
            <text:p>0.41365675224738</text:p>
          </table:table-cell>
          <table:table-cell office:value-type="float" office:value="0.411318983120872" calcext:value-type="float">
            <text:p>0.411318983120872</text:p>
          </table:table-cell>
          <table:table-cell office:value-type="float" office:value="0.410763791501093" calcext:value-type="float">
            <text:p>0.410763791501093</text:p>
          </table:table-cell>
          <table:table-cell office:value-type="float" office:value="0.411885871430952" calcext:value-type="float">
            <text:p>0.411885871430952</text:p>
          </table:table-cell>
          <table:table-cell office:value-type="float" office:value="0.41307016400497" calcext:value-type="float">
            <text:p>0.41307016400497</text:p>
          </table:table-cell>
          <table:table-cell office:value-type="float" office:value="0.41720824781345" calcext:value-type="float">
            <text:p>0.41720824781345</text:p>
          </table:table-cell>
          <table:table-cell office:value-type="float" office:value="0.414896499836022" calcext:value-type="float">
            <text:p>0.414896499836022</text:p>
          </table:table-cell>
          <table:table-cell office:value-type="float" office:value="0.414712251066687" calcext:value-type="float">
            <text:p>0.414712251066687</text:p>
          </table:table-cell>
          <table:table-cell office:value-type="float" office:value="0.419530063294931" calcext:value-type="float">
            <text:p>0.419530063294931</text:p>
          </table:table-cell>
          <table:table-cell office:value-type="float" office:value="0.415001890555401" calcext:value-type="float">
            <text:p>0.4150018905554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4T11:48:55.692920438</dc:date>
    <meta:editing-duration>PT2M30S</meta:editing-duration>
    <meta:editing-cycles>1</meta:editing-cycles>
    <meta:document-statistic meta:table-count="1" meta:cell-count="183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864cm" svg:height="13.993cm" xlink:href=".." xlink:type="simple" chart:class="chart:scatter" chart:style-name="ch1">
        <chart:legend chart:legend-position="end" svg:x="5.092cm" svg:y="8.598cm" style:legend-expansion="custom" svg:width="8.916cm" svg:height="2.936cm" style:legend-expansion-aspect-ratio="3.03678474114441" chart:style-name="ch2"/>
        <chart:plot-area chart:style-name="ch3" table:cell-range-address="RadiomicsClinical_performance.A1:RadiomicsClinical_performance.BI3" chart:data-source-has-labels="column" svg:x="0.9cm" svg:y="0.389cm" svg:width="23.705cm" svg:height="12.964cm">
          <chart:coordinate-region svg:x="1.627cm" svg:y="0.589cm" svg:width="22.647cm" svg:height="12.1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adiomicsClinical_performance.B2:RadiomicsClinical_performance.BI2" chart:label-cell-address="RadiomicsClinical_performance.A2:RadiomicsClinical_performance.A2" chart:class="chart:scatter">
            <chart:domain table:cell-range-address="RadiomicsClinical_performance.B1:RadiomicsClinical_performance.BI1"/>
            <chart:data-point chart:repeated="60"/>
          </chart:series>
          <chart:series chart:style-name="ch8" chart:values-cell-range-address="RadiomicsClinical_performance.B3:RadiomicsClinical_performance.BI3" chart:label-cell-address="RadiomicsClinical_performance.A3:RadiomicsClinical_performance.A3" chart:class="chart:scatter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52">
                <text:p>0.52</text:p>
                <draw:g>
                  <svg:desc>RadiomicsClinical_performance.B1:RadiomicsClinical_performance.BI1</svg:desc>
                </draw:g>
              </table:table-cell>
              <table:table-cell office:value-type="float" office:value="0.521">
                <text:p>0.521</text:p>
              </table:table-cell>
              <table:table-cell office:value-type="float" office:value="0.522">
                <text:p>0.522</text:p>
              </table:table-cell>
              <table:table-cell office:value-type="float" office:value="0.523">
                <text:p>0.523</text:p>
              </table:table-cell>
              <table:table-cell office:value-type="float" office:value="0.524">
                <text:p>0.524</text:p>
              </table:table-cell>
              <table:table-cell office:value-type="float" office:value="0.525">
                <text:p>0.525</text:p>
              </table:table-cell>
              <table:table-cell office:value-type="float" office:value="0.526">
                <text:p>0.526</text:p>
              </table:table-cell>
              <table:table-cell office:value-type="float" office:value="0.527">
                <text:p>0.527</text:p>
              </table:table-cell>
              <table:table-cell office:value-type="float" office:value="0.528">
                <text:p>0.528</text:p>
              </table:table-cell>
              <table:table-cell office:value-type="float" office:value="0.529">
                <text:p>0.529</text:p>
              </table:table-cell>
              <table:table-cell office:value-type="float" office:value="0.53">
                <text:p>0.53</text:p>
              </table:table-cell>
              <table:table-cell office:value-type="float" office:value="0.531">
                <text:p>0.531</text:p>
              </table:table-cell>
              <table:table-cell office:value-type="float" office:value="0.532">
                <text:p>0.532</text:p>
              </table:table-cell>
              <table:table-cell office:value-type="float" office:value="0.533">
                <text:p>0.533</text:p>
              </table:table-cell>
              <table:table-cell office:value-type="float" office:value="0.534">
                <text:p>0.534</text:p>
              </table:table-cell>
              <table:table-cell office:value-type="float" office:value="0.535">
                <text:p>0.535</text:p>
              </table:table-cell>
              <table:table-cell office:value-type="float" office:value="0.536">
                <text:p>0.536</text:p>
              </table:table-cell>
              <table:table-cell office:value-type="float" office:value="0.537">
                <text:p>0.537</text:p>
              </table:table-cell>
              <table:table-cell office:value-type="float" office:value="0.538">
                <text:p>0.538</text:p>
              </table:table-cell>
              <table:table-cell office:value-type="float" office:value="0.539">
                <text:p>0.539</text:p>
              </table:table-cell>
              <table:table-cell office:value-type="float" office:value="0.54">
                <text:p>0.54</text:p>
              </table:table-cell>
              <table:table-cell office:value-type="float" office:value="0.541">
                <text:p>0.541</text:p>
              </table:table-cell>
              <table:table-cell office:value-type="float" office:value="0.542">
                <text:p>0.542</text:p>
              </table:table-cell>
              <table:table-cell office:value-type="float" office:value="0.543">
                <text:p>0.543</text:p>
              </table:table-cell>
              <table:table-cell office:value-type="float" office:value="0.544">
                <text:p>0.544</text:p>
              </table:table-cell>
              <table:table-cell office:value-type="float" office:value="0.545">
                <text:p>0.545</text:p>
              </table:table-cell>
              <table:table-cell office:value-type="float" office:value="0.546">
                <text:p>0.546</text:p>
              </table:table-cell>
              <table:table-cell office:value-type="float" office:value="0.547">
                <text:p>0.547</text:p>
              </table:table-cell>
              <table:table-cell office:value-type="float" office:value="0.548">
                <text:p>0.548</text:p>
              </table:table-cell>
              <table:table-cell office:value-type="float" office:value="0.549">
                <text:p>0.549</text:p>
              </table:table-cell>
              <table:table-cell office:value-type="float" office:value="0.55">
                <text:p>0.55</text:p>
              </table:table-cell>
              <table:table-cell office:value-type="float" office:value="0.551">
                <text:p>0.551</text:p>
              </table:table-cell>
              <table:table-cell office:value-type="float" office:value="0.552">
                <text:p>0.552</text:p>
              </table:table-cell>
              <table:table-cell office:value-type="float" office:value="0.553">
                <text:p>0.553</text:p>
              </table:table-cell>
              <table:table-cell office:value-type="float" office:value="0.554">
                <text:p>0.554</text:p>
              </table:table-cell>
              <table:table-cell office:value-type="float" office:value="0.555">
                <text:p>0.555</text:p>
              </table:table-cell>
              <table:table-cell office:value-type="float" office:value="0.556">
                <text:p>0.556</text:p>
              </table:table-cell>
              <table:table-cell office:value-type="float" office:value="0.557">
                <text:p>0.557</text:p>
              </table:table-cell>
              <table:table-cell office:value-type="float" office:value="0.558">
                <text:p>0.558</text:p>
              </table:table-cell>
              <table:table-cell office:value-type="float" office:value="0.559">
                <text:p>0.559</text:p>
              </table:table-cell>
              <table:table-cell office:value-type="float" office:value="0.56">
                <text:p>0.56</text:p>
              </table:table-cell>
              <table:table-cell office:value-type="float" office:value="0.561">
                <text:p>0.561</text:p>
              </table:table-cell>
              <table:table-cell office:value-type="float" office:value="0.562">
                <text:p>0.562</text:p>
              </table:table-cell>
              <table:table-cell office:value-type="float" office:value="0.563">
                <text:p>0.563</text:p>
              </table:table-cell>
              <table:table-cell office:value-type="float" office:value="0.564">
                <text:p>0.564</text:p>
              </table:table-cell>
              <table:table-cell office:value-type="float" office:value="0.565">
                <text:p>0.565</text:p>
              </table:table-cell>
              <table:table-cell office:value-type="float" office:value="0.566">
                <text:p>0.566</text:p>
              </table:table-cell>
              <table:table-cell office:value-type="float" office:value="0.567">
                <text:p>0.567</text:p>
              </table:table-cell>
              <table:table-cell office:value-type="float" office:value="0.568">
                <text:p>0.568</text:p>
              </table:table-cell>
              <table:table-cell office:value-type="float" office:value="0.569">
                <text:p>0.569</text:p>
              </table:table-cell>
              <table:table-cell office:value-type="float" office:value="0.57">
                <text:p>0.57</text:p>
              </table:table-cell>
              <table:table-cell office:value-type="float" office:value="0.571">
                <text:p>0.571</text:p>
              </table:table-cell>
              <table:table-cell office:value-type="float" office:value="0.572">
                <text:p>0.572</text:p>
              </table:table-cell>
              <table:table-cell office:value-type="float" office:value="0.573">
                <text:p>0.573</text:p>
              </table:table-cell>
              <table:table-cell office:value-type="float" office:value="0.574">
                <text:p>0.574</text:p>
              </table:table-cell>
              <table:table-cell office:value-type="float" office:value="0.575">
                <text:p>0.575</text:p>
              </table:table-cell>
              <table:table-cell office:value-type="float" office:value="0.576">
                <text:p>0.576</text:p>
              </table:table-cell>
              <table:table-cell office:value-type="float" office:value="0.577">
                <text:p>0.577</text:p>
              </table:table-cell>
              <table:table-cell office:value-type="float" office:value="0.578">
                <text:p>0.578</text:p>
              </table:table-cell>
              <table:table-cell office:value-type="float" office:value="0.579">
                <text:p>0.579</text:p>
              </table:table-cell>
            </table:table-row>
            <table:table-row>
              <table:table-cell office:value-type="string">
                <text:p>FastSurvivalSVM(max_iter=3  optimizer='avltree')</text:p>
                <draw:g>
                  <svg:desc>RadiomicsClinical_performance.A2:RadiomicsClinical_performance.A2</svg:desc>
                </draw:g>
              </table:table-cell>
              <table:table-cell office:value-type="float" office:value="0.45403095127414">
                <text:p>0.45403095127414</text:p>
                <draw:g>
                  <svg:desc>RadiomicsClinical_performance.B2:RadiomicsClinical_performance.BI2</svg:desc>
                </draw:g>
              </table:table-cell>
              <table:table-cell office:value-type="float" office:value="0.453961842773794">
                <text:p>0.453961842773794</text:p>
              </table:table-cell>
              <table:table-cell office:value-type="float" office:value="0.456926701006371">
                <text:p>0.456926701006371</text:p>
              </table:table-cell>
              <table:table-cell office:value-type="float" office:value="0.473272693627859">
                <text:p>0.473272693627859</text:p>
              </table:table-cell>
              <table:table-cell office:value-type="float" office:value="0.473390926474058">
                <text:p>0.473390926474058</text:p>
              </table:table-cell>
              <table:table-cell office:value-type="float" office:value="0.474502424542303">
                <text:p>0.474502424542303</text:p>
              </table:table-cell>
              <table:table-cell office:value-type="float" office:value="0.475144385199905">
                <text:p>0.475144385199905</text:p>
              </table:table-cell>
              <table:table-cell office:value-type="float" office:value="0.469547712890672">
                <text:p>0.469547712890672</text:p>
              </table:table-cell>
              <table:table-cell office:value-type="float" office:value="0.470854209072697">
                <text:p>0.470854209072697</text:p>
              </table:table-cell>
              <table:table-cell office:value-type="float" office:value="0.478010203997244">
                <text:p>0.478010203997244</text:p>
              </table:table-cell>
              <table:table-cell office:value-type="float" office:value="0.478776927778613">
                <text:p>0.478776927778613</text:p>
              </table:table-cell>
              <table:table-cell office:value-type="float" office:value="0.478773104530451">
                <text:p>0.478773104530451</text:p>
              </table:table-cell>
              <table:table-cell office:value-type="float" office:value="0.466276699274779">
                <text:p>0.466276699274779</text:p>
              </table:table-cell>
              <table:table-cell office:value-type="float" office:value="0.428000385499699">
                <text:p>0.428000385499699</text:p>
              </table:table-cell>
              <table:table-cell office:value-type="float" office:value="0.428069494000044">
                <text:p>0.428069494000044</text:p>
              </table:table-cell>
              <table:table-cell office:value-type="float" office:value="0.428829687503845">
                <text:p>0.428829687503845</text:p>
              </table:table-cell>
              <table:table-cell office:value-type="float" office:value="0.419002711488383">
                <text:p>0.419002711488383</text:p>
              </table:table-cell>
              <table:table-cell office:value-type="float" office:value="0.418833205376302">
                <text:p>0.418833205376302</text:p>
              </table:table-cell>
              <table:table-cell office:value-type="float" office:value="0.420588660752883">
                <text:p>0.420588660752883</text:p>
              </table:table-cell>
              <table:table-cell office:value-type="float" office:value="0.421106974505475">
                <text:p>0.421106974505475</text:p>
              </table:table-cell>
              <table:table-cell office:value-type="float" office:value="0.420381335251847">
                <text:p>0.420381335251847</text:p>
              </table:table-cell>
              <table:table-cell office:value-type="float" office:value="0.422731024263595">
                <text:p>0.422731024263595</text:p>
              </table:table-cell>
              <table:table-cell office:value-type="float" office:value="0.434237589571128">
                <text:p>0.434237589571128</text:p>
              </table:table-cell>
              <table:table-cell office:value-type="float" office:value="0.434272143821301">
                <text:p>0.434272143821301</text:p>
              </table:table-cell>
              <table:table-cell office:value-type="float" office:value="0.434272143821301">
                <text:p>0.434272143821301</text:p>
              </table:table-cell>
              <table:table-cell office:value-type="float" office:value="0.42784433152937">
                <text:p>0.42784433152937</text:p>
              </table:table-cell>
              <table:table-cell office:value-type="float" office:value="0.42275294771736">
                <text:p>0.42275294771736</text:p>
              </table:table-cell>
              <table:table-cell office:value-type="float" office:value="0.422687673565924">
                <text:p>0.422687673565924</text:p>
              </table:table-cell>
              <table:table-cell office:value-type="float" office:value="0.42213480556316">
                <text:p>0.42213480556316</text:p>
              </table:table-cell>
              <table:table-cell office:value-type="float" office:value="0.423378758569379">
                <text:p>0.423378758569379</text:p>
              </table:table-cell>
              <table:table-cell office:value-type="float" office:value="0.423378758569379">
                <text:p>0.423378758569379</text:p>
              </table:table-cell>
              <table:table-cell office:value-type="float" office:value="0.42847014238139">
                <text:p>0.42847014238139</text:p>
              </table:table-cell>
              <table:table-cell office:value-type="float" office:value="0.42181026176046">
                <text:p>0.42181026176046</text:p>
              </table:table-cell>
              <table:table-cell office:value-type="float" office:value="0.434513831811452">
                <text:p>0.434513831811452</text:p>
              </table:table-cell>
              <table:table-cell office:value-type="float" office:value="0.434582940311798">
                <text:p>0.434582940311798</text:p>
              </table:table-cell>
              <table:table-cell office:value-type="float" office:value="0.434582940311798">
                <text:p>0.434582940311798</text:p>
              </table:table-cell>
              <table:table-cell office:value-type="float" office:value="0.447008675794404">
                <text:p>0.447008675794404</text:p>
              </table:table-cell>
              <table:table-cell office:value-type="float" office:value="0.442729519856396">
                <text:p>0.442729519856396</text:p>
              </table:table-cell>
              <table:table-cell office:value-type="float" office:value="0.441376106759312">
                <text:p>0.441376106759312</text:p>
              </table:table-cell>
              <table:table-cell office:value-type="float" office:value="0.492214382489254">
                <text:p>0.492214382489254</text:p>
              </table:table-cell>
              <table:table-cell office:value-type="float" office:value="0.492248936739427">
                <text:p>0.492248936739427</text:p>
              </table:table-cell>
              <table:table-cell office:value-type="float" office:value="0.492248936739427">
                <text:p>0.492248936739427</text:p>
              </table:table-cell>
              <table:table-cell office:value-type="float" office:value="0.49443232212202">
                <text:p>0.49443232212202</text:p>
              </table:table-cell>
              <table:table-cell office:value-type="float" office:value="0.494294105121329">
                <text:p>0.494294105121329</text:p>
              </table:table-cell>
              <table:table-cell office:value-type="float" office:value="0.489037534407937">
                <text:p>0.489037534407937</text:p>
              </table:table-cell>
              <table:table-cell office:value-type="float" office:value="0.481479329121208">
                <text:p>0.481479329121208</text:p>
              </table:table-cell>
              <table:table-cell office:value-type="float" office:value="0.483518964508816">
                <text:p>0.483518964508816</text:p>
              </table:table-cell>
              <table:table-cell office:value-type="float" office:value="0.469547600172848">
                <text:p>0.469547600172848</text:p>
              </table:table-cell>
              <table:table-cell office:value-type="float" office:value="0.468611036209467">
                <text:p>0.468611036209467</text:p>
              </table:table-cell>
              <table:table-cell office:value-type="float" office:value="0.467725222061968">
                <text:p>0.467725222061968</text:p>
              </table:table-cell>
              <table:table-cell office:value-type="float" office:value="0.475580999470302">
                <text:p>0.475580999470302</text:p>
              </table:table-cell>
              <table:table-cell office:value-type="float" office:value="0.471951462549151">
                <text:p>0.471951462549151</text:p>
              </table:table-cell>
              <table:table-cell office:value-type="float" office:value="0.472091911987353">
                <text:p>0.472091911987353</text:p>
              </table:table-cell>
              <table:table-cell office:value-type="float" office:value="0.472232361425555">
                <text:p>0.472232361425555</text:p>
              </table:table-cell>
              <table:table-cell office:value-type="float" office:value="0.473259058954092">
                <text:p>0.473259058954092</text:p>
              </table:table-cell>
              <table:table-cell office:value-type="float" office:value="0.439875264333499">
                <text:p>0.439875264333499</text:p>
              </table:table-cell>
              <table:table-cell office:value-type="float" office:value="0.443010536963443">
                <text:p>0.443010536963443</text:p>
              </table:table-cell>
              <table:table-cell office:value-type="float" office:value="0.443918350058294">
                <text:p>0.443918350058294</text:p>
              </table:table-cell>
              <table:table-cell office:value-type="float" office:value="0.437407104827056">
                <text:p>0.437407104827056</text:p>
              </table:table-cell>
              <table:table-cell office:value-type="float" office:value="0.423649672441898">
                <text:p>0.423649672441898</text:p>
              </table:table-cell>
            </table:table-row>
            <table:table-row>
              <table:table-cell office:value-type="string">
                <text:p>BaggedIcareSurvival(n_jobs=-1)</text:p>
                <draw:g>
                  <svg:desc>RadiomicsClinical_performance.A3:RadiomicsClinical_performance.A3</svg:desc>
                </draw:g>
              </table:table-cell>
              <table:table-cell office:value-type="float" office:value="0.445816912912222">
                <text:p>0.445816912912222</text:p>
                <draw:g>
                  <svg:desc>RadiomicsClinical_performance.B3:RadiomicsClinical_performance.BI3</svg:desc>
                </draw:g>
              </table:table-cell>
              <table:table-cell office:value-type="float" office:value="0.451385321852237">
                <text:p>0.451385321852237</text:p>
              </table:table-cell>
              <table:table-cell office:value-type="float" office:value="0.45220025775256">
                <text:p>0.45220025775256</text:p>
              </table:table-cell>
              <table:table-cell office:value-type="float" office:value="0.455371143309575">
                <text:p>0.455371143309575</text:p>
              </table:table-cell>
              <table:table-cell office:value-type="float" office:value="0.452349461024467">
                <text:p>0.452349461024467</text:p>
              </table:table-cell>
              <table:table-cell office:value-type="float" office:value="0.458116054803939">
                <text:p>0.458116054803939</text:p>
              </table:table-cell>
              <table:table-cell office:value-type="float" office:value="0.449732390161996">
                <text:p>0.449732390161996</text:p>
              </table:table-cell>
              <table:table-cell office:value-type="float" office:value="0.456845456180566">
                <text:p>0.456845456180566</text:p>
              </table:table-cell>
              <table:table-cell office:value-type="float" office:value="0.457113128575889">
                <text:p>0.457113128575889</text:p>
              </table:table-cell>
              <table:table-cell office:value-type="float" office:value="0.463147239654795">
                <text:p>0.463147239654795</text:p>
              </table:table-cell>
              <table:table-cell office:value-type="float" office:value="0.464154140718135">
                <text:p>0.464154140718135</text:p>
              </table:table-cell>
              <table:table-cell office:value-type="float" office:value="0.463360049362975">
                <text:p>0.463360049362975</text:p>
              </table:table-cell>
              <table:table-cell office:value-type="float" office:value="0.462197015899573">
                <text:p>0.462197015899573</text:p>
              </table:table-cell>
              <table:table-cell office:value-type="float" office:value="0.4631715831392">
                <text:p>0.4631715831392</text:p>
              </table:table-cell>
              <table:table-cell office:value-type="float" office:value="0.457899260656115">
                <text:p>0.457899260656115</text:p>
              </table:table-cell>
              <table:table-cell office:value-type="float" office:value="0.455674335601455">
                <text:p>0.455674335601455</text:p>
              </table:table-cell>
              <table:table-cell office:value-type="float" office:value="0.459163327404457">
                <text:p>0.459163327404457</text:p>
              </table:table-cell>
              <table:table-cell office:value-type="float" office:value="0.454077661773597">
                <text:p>0.454077661773597</text:p>
              </table:table-cell>
              <table:table-cell office:value-type="float" office:value="0.459113946456971">
                <text:p>0.459113946456971</text:p>
              </table:table-cell>
              <table:table-cell office:value-type="float" office:value="0.45548795644089">
                <text:p>0.45548795644089</text:p>
              </table:table-cell>
              <table:table-cell office:value-type="float" office:value="0.454453982472407">
                <text:p>0.454453982472407</text:p>
              </table:table-cell>
              <table:table-cell office:value-type="float" office:value="0.457502287874442">
                <text:p>0.457502287874442</text:p>
              </table:table-cell>
              <table:table-cell office:value-type="float" office:value="0.450754603652746">
                <text:p>0.450754603652746</text:p>
              </table:table-cell>
              <table:table-cell office:value-type="float" office:value="0.455996793144312">
                <text:p>0.455996793144312</text:p>
              </table:table-cell>
              <table:table-cell office:value-type="float" office:value="0.455466246217203">
                <text:p>0.455466246217203</text:p>
              </table:table-cell>
              <table:table-cell office:value-type="float" office:value="0.447218418578285">
                <text:p>0.447218418578285</text:p>
              </table:table-cell>
              <table:table-cell office:value-type="float" office:value="0.442444057412883">
                <text:p>0.442444057412883</text:p>
              </table:table-cell>
              <table:table-cell office:value-type="float" office:value="0.442725787958196">
                <text:p>0.442725787958196</text:p>
              </table:table-cell>
              <table:table-cell office:value-type="float" office:value="0.442633813229994">
                <text:p>0.442633813229994</text:p>
              </table:table-cell>
              <table:table-cell office:value-type="float" office:value="0.446272416573882">
                <text:p>0.446272416573882</text:p>
              </table:table-cell>
              <table:table-cell office:value-type="float" office:value="0.437437032728927">
                <text:p>0.437437032728927</text:p>
              </table:table-cell>
              <table:table-cell office:value-type="float" office:value="0.443165994247628">
                <text:p>0.443165994247628</text:p>
              </table:table-cell>
              <table:table-cell office:value-type="float" office:value="0.441536588261014">
                <text:p>0.441536588261014</text:p>
              </table:table-cell>
              <table:table-cell office:value-type="float" office:value="0.442387379041367">
                <text:p>0.442387379041367</text:p>
              </table:table-cell>
              <table:table-cell office:value-type="float" office:value="0.449302050024681">
                <text:p>0.449302050024681</text:p>
              </table:table-cell>
              <table:table-cell office:value-type="float" office:value="0.441886362517468">
                <text:p>0.441886362517468</text:p>
              </table:table-cell>
              <table:table-cell office:value-type="float" office:value="0.445977434814647">
                <text:p>0.445977434814647</text:p>
              </table:table-cell>
              <table:table-cell office:value-type="float" office:value="0.430839380447583">
                <text:p>0.430839380447583</text:p>
              </table:table-cell>
              <table:table-cell office:value-type="float" office:value="0.434248565816902">
                <text:p>0.434248565816902</text:p>
              </table:table-cell>
              <table:table-cell office:value-type="float" office:value="0.433522805580925">
                <text:p>0.433522805580925</text:p>
              </table:table-cell>
              <table:table-cell office:value-type="float" office:value="0.434884883441372">
                <text:p>0.434884883441372</text:p>
              </table:table-cell>
              <table:table-cell office:value-type="float" office:value="0.429508167939343">
                <text:p>0.429508167939343</text:p>
              </table:table-cell>
              <table:table-cell office:value-type="float" office:value="0.433630429851925">
                <text:p>0.433630429851925</text:p>
              </table:table-cell>
              <table:table-cell office:value-type="float" office:value="0.425213624721377">
                <text:p>0.425213624721377</text:p>
              </table:table-cell>
              <table:table-cell office:value-type="float" office:value="0.423687876844133">
                <text:p>0.423687876844133</text:p>
              </table:table-cell>
              <table:table-cell office:value-type="float" office:value="0.422051546416089">
                <text:p>0.422051546416089</text:p>
              </table:table-cell>
              <table:table-cell office:value-type="float" office:value="0.41934413935179">
                <text:p>0.41934413935179</text:p>
              </table:table-cell>
              <table:table-cell office:value-type="float" office:value="0.411751325119933">
                <text:p>0.411751325119933</text:p>
              </table:table-cell>
              <table:table-cell office:value-type="float" office:value="0.411477333946208">
                <text:p>0.411477333946208</text:p>
              </table:table-cell>
              <table:table-cell office:value-type="float" office:value="0.412951871708593">
                <text:p>0.412951871708593</text:p>
              </table:table-cell>
              <table:table-cell office:value-type="float" office:value="0.41365675224738">
                <text:p>0.41365675224738</text:p>
              </table:table-cell>
              <table:table-cell office:value-type="float" office:value="0.411318983120872">
                <text:p>0.411318983120872</text:p>
              </table:table-cell>
              <table:table-cell office:value-type="float" office:value="0.410763791501093">
                <text:p>0.410763791501093</text:p>
              </table:table-cell>
              <table:table-cell office:value-type="float" office:value="0.411885871430952">
                <text:p>0.411885871430952</text:p>
              </table:table-cell>
              <table:table-cell office:value-type="float" office:value="0.41307016400497">
                <text:p>0.41307016400497</text:p>
              </table:table-cell>
              <table:table-cell office:value-type="float" office:value="0.41720824781345">
                <text:p>0.41720824781345</text:p>
              </table:table-cell>
              <table:table-cell office:value-type="float" office:value="0.414896499836022">
                <text:p>0.414896499836022</text:p>
              </table:table-cell>
              <table:table-cell office:value-type="float" office:value="0.414712251066687">
                <text:p>0.414712251066687</text:p>
              </table:table-cell>
              <table:table-cell office:value-type="float" office:value="0.419530063294931">
                <text:p>0.419530063294931</text:p>
              </table:table-cell>
              <table:table-cell office:value-type="float" office:value="0.415001890555401">
                <text:p>0.4150018905554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